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p" table:style-name="ta1">
        <table:shapes>
          <draw:frame draw:z-index="0" draw:style-name="gr1" draw:text-style-name="P1" svg:width="159.99mm" svg:height="89.99mm" svg:x="129.54mm" svg:y="1mm">
            <loext:p draw:notify-on-update-of-ranges="step.G1:step.G1 step.G2:step.G32 step.C1:step.C1 step.C2:step.C32 step.G1:step.G1 step.G2:step.G32 step.D1:step.D1 step.D2:step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3.39mm" svg:y="97.15mm">
            <loext:p draw:notify-on-update-of-ranges="step.B1:step.B1 step.B2:step.B32 step.G1:step.G1 step.G2:step.G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9.4mm" svg:y="0.01mm">
            <loext:p draw:notify-on-update-of-ranges="step.B2:step.B32 step.C1:step.C1 step.C2:step.C32 step.D1:step.D1 step.D2:step.D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9.4mm" svg:y="94.83mm">
            <loext:p draw:notify-on-update-of-ranges="step.B2:step.B32 step.F1:step.F1 step.F2:step.F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48</text:p>
          </table:table-cell>
          <table:table-cell office:value-type="float" office:value="1.343327" calcext:value-type="float">
            <text:p>1.343327</text:p>
          </table:table-cell>
          <table:table-cell office:value-type="float" office:value="0.418368" calcext:value-type="float">
            <text:p>0.418368</text:p>
          </table:table-cell>
          <table:table-cell office:value-type="float" office:value="0" calcext:value-type="float">
            <text:p>0</text:p>
          </table:table-cell>
          <table:table-cell office:value-type="float" office:value="336995" calcext:value-type="float">
            <text:p>3369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49</text:p>
          </table:table-cell>
          <table:table-cell office:value-type="float" office:value="3.009694" calcext:value-type="float">
            <text:p>3.009694</text:p>
          </table:table-cell>
          <table:table-cell office:value-type="float" office:value="0.368491" calcext:value-type="float">
            <text:p>0.368491</text:p>
          </table:table-cell>
          <table:table-cell office:value-type="float" office:value="0" calcext:value-type="float">
            <text:p>0</text:p>
          </table:table-cell>
          <table:table-cell office:value-type="float" office:value="684091" calcext:value-type="float">
            <text:p>6840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0</text:p>
          </table:table-cell>
          <table:table-cell office:value-type="float" office:value="3.590341" calcext:value-type="float">
            <text:p>3.590341</text:p>
          </table:table-cell>
          <table:table-cell office:value-type="float" office:value="0.320993" calcext:value-type="float">
            <text:p>0.320993</text:p>
          </table:table-cell>
          <table:table-cell office:value-type="float" office:value="0" calcext:value-type="float">
            <text:p>0</text:p>
          </table:table-cell>
          <table:table-cell office:value-type="float" office:value="532060" calcext:value-type="float">
            <text:p>5320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1</text:p>
          </table:table-cell>
          <table:table-cell office:value-type="float" office:value="2.066998" calcext:value-type="float">
            <text:p>2.066998</text:p>
          </table:table-cell>
          <table:table-cell office:value-type="float" office:value="0.417267" calcext:value-type="float">
            <text:p>0.417267</text:p>
          </table:table-cell>
          <table:table-cell office:value-type="float" office:value="0" calcext:value-type="float">
            <text:p>0</text:p>
          </table:table-cell>
          <table:table-cell office:value-type="float" office:value="576613" calcext:value-type="float">
            <text:p>5766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2</text:p>
          </table:table-cell>
          <table:table-cell office:value-type="float" office:value="3.395304" calcext:value-type="float">
            <text:p>3.395304</text:p>
          </table:table-cell>
          <table:table-cell office:value-type="float" office:value="0.773564" calcext:value-type="float">
            <text:p>0.773564</text:p>
          </table:table-cell>
          <table:table-cell office:value-type="float" office:value="0" calcext:value-type="float">
            <text:p>0</text:p>
          </table:table-cell>
          <table:table-cell office:value-type="float" office:value="1304364" calcext:value-type="float">
            <text:p>13043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3</text:p>
          </table:table-cell>
          <table:table-cell office:value-type="float" office:value="3.276549" calcext:value-type="float">
            <text:p>3.276549</text:p>
          </table:table-cell>
          <table:table-cell office:value-type="float" office:value="0.738918" calcext:value-type="float">
            <text:p>0.738918</text:p>
          </table:table-cell>
          <table:table-cell office:value-type="float" office:value="0" calcext:value-type="float">
            <text:p>0</text:p>
          </table:table-cell>
          <table:table-cell office:value-type="float" office:value="1019899" calcext:value-type="float">
            <text:p>10198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4</text:p>
          </table:table-cell>
          <table:table-cell office:value-type="float" office:value="2.005345" calcext:value-type="float">
            <text:p>2.005345</text:p>
          </table:table-cell>
          <table:table-cell office:value-type="float" office:value="0.308391" calcext:value-type="float">
            <text:p>0.308391</text:p>
          </table:table-cell>
          <table:table-cell office:value-type="float" office:value="0" calcext:value-type="float">
            <text:p>0</text:p>
          </table:table-cell>
          <table:table-cell office:value-type="float" office:value="699137" calcext:value-type="float">
            <text:p>699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5</text:p>
          </table:table-cell>
          <table:table-cell office:value-type="float" office:value="2.037947" calcext:value-type="float">
            <text:p>2.037947</text:p>
          </table:table-cell>
          <table:table-cell office:value-type="float" office:value="0.380724" calcext:value-type="float">
            <text:p>0.380724</text:p>
          </table:table-cell>
          <table:table-cell office:value-type="float" office:value="0" calcext:value-type="float">
            <text:p>0</text:p>
          </table:table-cell>
          <table:table-cell office:value-type="float" office:value="720445" calcext:value-type="float">
            <text:p>72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6</text:p>
          </table:table-cell>
          <table:table-cell office:value-type="float" office:value="2.113454" calcext:value-type="float">
            <text:p>2.113454</text:p>
          </table:table-cell>
          <table:table-cell office:value-type="float" office:value="0.254907" calcext:value-type="float">
            <text:p>0.254907</text:p>
          </table:table-cell>
          <table:table-cell office:value-type="float" office:value="0" calcext:value-type="float">
            <text:p>0</text:p>
          </table:table-cell>
          <table:table-cell office:value-type="float" office:value="673751" calcext:value-type="float">
            <text:p>673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7</text:p>
          </table:table-cell>
          <table:table-cell office:value-type="float" office:value="2.111673" calcext:value-type="float">
            <text:p>2.111673</text:p>
          </table:table-cell>
          <table:table-cell office:value-type="float" office:value="0.303068" calcext:value-type="float">
            <text:p>0.303068</text:p>
          </table:table-cell>
          <table:table-cell office:value-type="float" office:value="0" calcext:value-type="float">
            <text:p>0</text:p>
          </table:table-cell>
          <table:table-cell office:value-type="float" office:value="769175" calcext:value-type="float">
            <text:p>7691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8</text:p>
          </table:table-cell>
          <table:table-cell office:value-type="float" office:value="2.098072" calcext:value-type="float">
            <text:p>2.098072</text:p>
          </table:table-cell>
          <table:table-cell office:value-type="float" office:value="0.358149" calcext:value-type="float">
            <text:p>0.358149</text:p>
          </table:table-cell>
          <table:table-cell office:value-type="float" office:value="0" calcext:value-type="float">
            <text:p>0</text:p>
          </table:table-cell>
          <table:table-cell office:value-type="float" office:value="763922" calcext:value-type="float">
            <text:p>7639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8:59</text:p>
          </table:table-cell>
          <table:table-cell office:value-type="float" office:value="2.062221" calcext:value-type="float">
            <text:p>2.062221</text:p>
          </table:table-cell>
          <table:table-cell office:value-type="float" office:value="0.266964" calcext:value-type="float">
            <text:p>0.266964</text:p>
          </table:table-cell>
          <table:table-cell office:value-type="float" office:value="0" calcext:value-type="float">
            <text:p>0</text:p>
          </table:table-cell>
          <table:table-cell office:value-type="float" office:value="710915" calcext:value-type="float">
            <text:p>7109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0</text:p>
          </table:table-cell>
          <table:table-cell office:value-type="float" office:value="51.941152" calcext:value-type="float">
            <text:p>51.941152</text:p>
          </table:table-cell>
          <table:table-cell office:value-type="float" office:value="0.301432" calcext:value-type="float">
            <text:p>0.301432</text:p>
          </table:table-cell>
          <table:table-cell office:value-type="float" office:value="0" calcext:value-type="float">
            <text:p>0</text:p>
          </table:table-cell>
          <table:table-cell office:value-type="float" office:value="544017" calcext:value-type="float">
            <text:p>544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1</text:p>
          </table:table-cell>
          <table:table-cell office:value-type="float" office:value="2.111914" calcext:value-type="float">
            <text:p>2.111914</text:p>
          </table:table-cell>
          <table:table-cell office:value-type="float" office:value="0.292237" calcext:value-type="float">
            <text:p>0.292237</text:p>
          </table:table-cell>
          <table:table-cell office:value-type="float" office:value="0" calcext:value-type="float">
            <text:p>0</text:p>
          </table:table-cell>
          <table:table-cell office:value-type="float" office:value="545625" calcext:value-type="float">
            <text:p>5456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2</text:p>
          </table:table-cell>
          <table:table-cell office:value-type="float" office:value="1.969079" calcext:value-type="float">
            <text:p>1.969079</text:p>
          </table:table-cell>
          <table:table-cell office:value-type="float" office:value="0.176144" calcext:value-type="float">
            <text:p>0.176144</text:p>
          </table:table-cell>
          <table:table-cell office:value-type="float" office:value="0" calcext:value-type="float">
            <text:p>0</text:p>
          </table:table-cell>
          <table:table-cell office:value-type="float" office:value="558592" calcext:value-type="float">
            <text:p>5585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3</text:p>
          </table:table-cell>
          <table:table-cell office:value-type="float" office:value="1.994291" calcext:value-type="float">
            <text:p>1.994291</text:p>
          </table:table-cell>
          <table:table-cell office:value-type="float" office:value="0.187244" calcext:value-type="float">
            <text:p>0.187244</text:p>
          </table:table-cell>
          <table:table-cell office:value-type="float" office:value="0" calcext:value-type="float">
            <text:p>0</text:p>
          </table:table-cell>
          <table:table-cell office:value-type="float" office:value="527868" calcext:value-type="float">
            <text:p>5278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4</text:p>
          </table:table-cell>
          <table:table-cell office:value-type="float" office:value="2.118479" calcext:value-type="float">
            <text:p>2.118479</text:p>
          </table:table-cell>
          <table:table-cell office:value-type="float" office:value="0.267774" calcext:value-type="float">
            <text:p>0.267774</text:p>
          </table:table-cell>
          <table:table-cell office:value-type="float" office:value="0" calcext:value-type="float">
            <text:p>0</text:p>
          </table:table-cell>
          <table:table-cell office:value-type="float" office:value="552741" calcext:value-type="float">
            <text:p>5527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5</text:p>
          </table:table-cell>
          <table:table-cell office:value-type="float" office:value="1.952925" calcext:value-type="float">
            <text:p>1.952925</text:p>
          </table:table-cell>
          <table:table-cell office:value-type="float" office:value="0.294858" calcext:value-type="float">
            <text:p>0.294858</text:p>
          </table:table-cell>
          <table:table-cell office:value-type="float" office:value="0" calcext:value-type="float">
            <text:p>0</text:p>
          </table:table-cell>
          <table:table-cell office:value-type="float" office:value="584913" calcext:value-type="float">
            <text:p>5849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6</text:p>
          </table:table-cell>
          <table:table-cell office:value-type="float" office:value="2.00687" calcext:value-type="float">
            <text:p>2.00687</text:p>
          </table:table-cell>
          <table:table-cell office:value-type="float" office:value="0.213412" calcext:value-type="float">
            <text:p>0.213412</text:p>
          </table:table-cell>
          <table:table-cell office:value-type="float" office:value="0" calcext:value-type="float">
            <text:p>0</text:p>
          </table:table-cell>
          <table:table-cell office:value-type="float" office:value="612239" calcext:value-type="float">
            <text:p>6122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7</text:p>
          </table:table-cell>
          <table:table-cell office:value-type="float" office:value="4.027569" calcext:value-type="float">
            <text:p>4.027569</text:p>
          </table:table-cell>
          <table:table-cell office:value-type="float" office:value="0.366933" calcext:value-type="float">
            <text:p>0.366933</text:p>
          </table:table-cell>
          <table:table-cell office:value-type="float" office:value="0" calcext:value-type="float">
            <text:p>0</text:p>
          </table:table-cell>
          <table:table-cell office:value-type="float" office:value="620865" calcext:value-type="float">
            <text:p>6208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8</text:p>
          </table:table-cell>
          <table:table-cell office:value-type="float" office:value="2.286937" calcext:value-type="float">
            <text:p>2.286937</text:p>
          </table:table-cell>
          <table:table-cell office:value-type="float" office:value="0.211706" calcext:value-type="float">
            <text:p>0.211706</text:p>
          </table:table-cell>
          <table:table-cell office:value-type="float" office:value="0" calcext:value-type="float">
            <text:p>0</text:p>
          </table:table-cell>
          <table:table-cell office:value-type="float" office:value="529414" calcext:value-type="float">
            <text:p>5294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09</text:p>
          </table:table-cell>
          <table:table-cell office:value-type="float" office:value="14.155234" calcext:value-type="float">
            <text:p>14.155234</text:p>
          </table:table-cell>
          <table:table-cell office:value-type="float" office:value="0.483342" calcext:value-type="float">
            <text:p>0.483342</text:p>
          </table:table-cell>
          <table:table-cell office:value-type="float" office:value="0" calcext:value-type="float">
            <text:p>0</text:p>
          </table:table-cell>
          <table:table-cell office:value-type="float" office:value="616940" calcext:value-type="float">
            <text:p>6169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10</text:p>
          </table:table-cell>
          <table:table-cell office:value-type="float" office:value="10.19683" calcext:value-type="float">
            <text:p>10.19683</text:p>
          </table:table-cell>
          <table:table-cell office:value-type="float" office:value="0.599619" calcext:value-type="float">
            <text:p>0.599619</text:p>
          </table:table-cell>
          <table:table-cell office:value-type="float" office:value="0" calcext:value-type="float">
            <text:p>0</text:p>
          </table:table-cell>
          <table:table-cell office:value-type="float" office:value="598188" calcext:value-type="float">
            <text:p>5981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11</text:p>
          </table:table-cell>
          <table:table-cell office:value-type="float" office:value="2.432237" calcext:value-type="float">
            <text:p>2.432237</text:p>
          </table:table-cell>
          <table:table-cell office:value-type="float" office:value="0.340531" calcext:value-type="float">
            <text:p>0.340531</text:p>
          </table:table-cell>
          <table:table-cell office:value-type="float" office:value="0" calcext:value-type="float">
            <text:p>0</text:p>
          </table:table-cell>
          <table:table-cell office:value-type="float" office:value="671667" calcext:value-type="float">
            <text:p>6716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12</text:p>
          </table:table-cell>
          <table:table-cell office:value-type="float" office:value="1.967093" calcext:value-type="float">
            <text:p>1.967093</text:p>
          </table:table-cell>
          <table:table-cell office:value-type="float" office:value="0.292637" calcext:value-type="float">
            <text:p>0.292637</text:p>
          </table:table-cell>
          <table:table-cell office:value-type="float" office:value="0" calcext:value-type="float">
            <text:p>0</text:p>
          </table:table-cell>
          <table:table-cell office:value-type="float" office:value="532514" calcext:value-type="float">
            <text:p>5325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13</text:p>
          </table:table-cell>
          <table:table-cell office:value-type="float" office:value="2.003061" calcext:value-type="float">
            <text:p>2.003061</text:p>
          </table:table-cell>
          <table:table-cell office:value-type="float" office:value="0.451895" calcext:value-type="float">
            <text:p>0.451895</text:p>
          </table:table-cell>
          <table:table-cell office:value-type="float" office:value="0" calcext:value-type="float">
            <text:p>0</text:p>
          </table:table-cell>
          <table:table-cell office:value-type="float" office:value="620868" calcext:value-type="float">
            <text:p>6208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14</text:p>
          </table:table-cell>
          <table:table-cell office:value-type="float" office:value="2.879941" calcext:value-type="float">
            <text:p>2.879941</text:p>
          </table:table-cell>
          <table:table-cell office:value-type="float" office:value="0.847302" calcext:value-type="float">
            <text:p>0.847302</text:p>
          </table:table-cell>
          <table:table-cell office:value-type="float" office:value="0" calcext:value-type="float">
            <text:p>0</text:p>
          </table:table-cell>
          <table:table-cell office:value-type="float" office:value="1845626" calcext:value-type="float">
            <text:p>18456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15</text:p>
          </table:table-cell>
          <table:table-cell office:value-type="float" office:value="2.193287" calcext:value-type="float">
            <text:p>2.193287</text:p>
          </table:table-cell>
          <table:table-cell office:value-type="float" office:value="0.340024" calcext:value-type="float">
            <text:p>0.340024</text:p>
          </table:table-cell>
          <table:table-cell office:value-type="float" office:value="0" calcext:value-type="float">
            <text:p>0</text:p>
          </table:table-cell>
          <table:table-cell office:value-type="float" office:value="662587" calcext:value-type="float">
            <text:p>6625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16</text:p>
          </table:table-cell>
          <table:table-cell office:value-type="float" office:value="2.168756" calcext:value-type="float">
            <text:p>2.168756</text:p>
          </table:table-cell>
          <table:table-cell office:value-type="float" office:value="0.946195" calcext:value-type="float">
            <text:p>0.946195</text:p>
          </table:table-cell>
          <table:table-cell office:value-type="float" office:value="0" calcext:value-type="float">
            <text:p>0</text:p>
          </table:table-cell>
          <table:table-cell office:value-type="float" office:value="2218360" calcext:value-type="float">
            <text:p>22183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17</text:p>
          </table:table-cell>
          <table:table-cell office:value-type="float" office:value="2.138167" calcext:value-type="float">
            <text:p>2.138167</text:p>
          </table:table-cell>
          <table:table-cell office:value-type="float" office:value="0.536103" calcext:value-type="float">
            <text:p>0.536103</text:p>
          </table:table-cell>
          <table:table-cell office:value-type="float" office:value="0" calcext:value-type="float">
            <text:p>0</text:p>
          </table:table-cell>
          <table:table-cell office:value-type="float" office:value="1873319" calcext:value-type="float">
            <text:p>18733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19:18</text:p>
          </table:table-cell>
          <table:table-cell office:value-type="float" office:value="1.016305" calcext:value-type="float">
            <text:p>1.016305</text:p>
          </table:table-cell>
          <table:table-cell office:value-type="float" office:value="0.135383" calcext:value-type="float">
            <text:p>0.135383</text:p>
          </table:table-cell>
          <table:table-cell office:value-type="float" office:value="0" calcext:value-type="float">
            <text:p>0</text:p>
          </table:table-cell>
          <table:table-cell office:value-type="float" office:value="395567" calcext:value-type="float">
            <text:p>39556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13:23:06.034760755</dc:date>
    <meta:editing-duration>PT2M13S</meta:editing-duration>
    <meta:editing-cycles>1</meta:editing-cycles>
    <meta:document-statistic meta:table-count="1" meta:cell-count="224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step.G1:step.G32 step.C1:step.D32" chart:data-source-has-labels="row" svg:x="0.32cm" svg:y="0.18cm" svg:width="13.361cm" svg:height="8.64cm">
          <chartooo:coordinate-region svg:x="0.941cm" svg:y="0.353cm" svg:width="12.553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.C2:step.C32" chart:label-cell-address="step.C1:step.C1" chart:class="chart:scatter">
            <chart:domain table:cell-range-address="step.G2:step.G32"/>
            <chart:data-point chart:repeated="31"/>
          </chart:series>
          <chart:series chart:style-name="ch7" chart:values-cell-range-address="step.D2:step.D32" chart:label-cell-address="step.D1:step.D1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tep.G2:step.G32</svg:desc>
                </draw:g>
              </table:table-cell>
              <table:table-cell office:value-type="float" office:value="1.343327">
                <text:p>1.343327</text:p>
                <draw:g>
                  <svg:desc>step.C2:step.C32</svg:desc>
                </draw:g>
              </table:table-cell>
              <table:table-cell office:value-type="float" office:value="0.418368">
                <text:p>0.418368</text:p>
                <draw:g>
                  <svg:desc>step.D2:step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3.009694">
                <text:p>3.009694</text:p>
              </table:table-cell>
              <table:table-cell office:value-type="float" office:value="0.368491">
                <text:p>0.368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.590341">
                <text:p>3.590341</text:p>
              </table:table-cell>
              <table:table-cell office:value-type="float" office:value="0.320993">
                <text:p>0.320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2.066998">
                <text:p>2.066998</text:p>
              </table:table-cell>
              <table:table-cell office:value-type="float" office:value="0.417267">
                <text:p>0.417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.395304">
                <text:p>3.395304</text:p>
              </table:table-cell>
              <table:table-cell office:value-type="float" office:value="0.773564">
                <text:p>0.773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.276549">
                <text:p>3.276549</text:p>
              </table:table-cell>
              <table:table-cell office:value-type="float" office:value="0.738918">
                <text:p>0.738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2.005345">
                <text:p>2.005345</text:p>
              </table:table-cell>
              <table:table-cell office:value-type="float" office:value="0.308391">
                <text:p>0.308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2.037947">
                <text:p>2.037947</text:p>
              </table:table-cell>
              <table:table-cell office:value-type="float" office:value="0.380724">
                <text:p>0.380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.113454">
                <text:p>2.113454</text:p>
              </table:table-cell>
              <table:table-cell office:value-type="float" office:value="0.254907">
                <text:p>0.254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.111673">
                <text:p>2.111673</text:p>
              </table:table-cell>
              <table:table-cell office:value-type="float" office:value="0.303068">
                <text:p>0.303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.098072">
                <text:p>2.098072</text:p>
              </table:table-cell>
              <table:table-cell office:value-type="float" office:value="0.358149">
                <text:p>0.358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.062221">
                <text:p>2.062221</text:p>
              </table:table-cell>
              <table:table-cell office:value-type="float" office:value="0.266964">
                <text:p>0.266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51.941152">
                <text:p>51.941152</text:p>
              </table:table-cell>
              <table:table-cell office:value-type="float" office:value="0.301432">
                <text:p>0.301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.111914">
                <text:p>2.111914</text:p>
              </table:table-cell>
              <table:table-cell office:value-type="float" office:value="0.292237">
                <text:p>0.292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.969079">
                <text:p>1.969079</text:p>
              </table:table-cell>
              <table:table-cell office:value-type="float" office:value="0.176144">
                <text:p>0.176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.994291">
                <text:p>1.994291</text:p>
              </table:table-cell>
              <table:table-cell office:value-type="float" office:value="0.187244">
                <text:p>0.187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118479">
                <text:p>2.118479</text:p>
              </table:table-cell>
              <table:table-cell office:value-type="float" office:value="0.267774">
                <text:p>0.267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952925">
                <text:p>1.952925</text:p>
              </table:table-cell>
              <table:table-cell office:value-type="float" office:value="0.294858">
                <text:p>0.294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00687">
                <text:p>2.00687</text:p>
              </table:table-cell>
              <table:table-cell office:value-type="float" office:value="0.213412">
                <text:p>0.213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027569">
                <text:p>4.027569</text:p>
              </table:table-cell>
              <table:table-cell office:value-type="float" office:value="0.366933">
                <text:p>0.366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.286937">
                <text:p>2.286937</text:p>
              </table:table-cell>
              <table:table-cell office:value-type="float" office:value="0.211706">
                <text:p>0.211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4.155234">
                <text:p>14.155234</text:p>
              </table:table-cell>
              <table:table-cell office:value-type="float" office:value="0.483342">
                <text:p>0.483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0.19683">
                <text:p>10.19683</text:p>
              </table:table-cell>
              <table:table-cell office:value-type="float" office:value="0.599619">
                <text:p>0.599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.432237">
                <text:p>2.432237</text:p>
              </table:table-cell>
              <table:table-cell office:value-type="float" office:value="0.340531">
                <text:p>0.340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.967093">
                <text:p>1.967093</text:p>
              </table:table-cell>
              <table:table-cell office:value-type="float" office:value="0.292637">
                <text:p>0.292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.003061">
                <text:p>2.003061</text:p>
              </table:table-cell>
              <table:table-cell office:value-type="float" office:value="0.451895">
                <text:p>0.451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.879941">
                <text:p>2.879941</text:p>
              </table:table-cell>
              <table:table-cell office:value-type="float" office:value="0.847302">
                <text:p>0.847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2.193287">
                <text:p>2.193287</text:p>
              </table:table-cell>
              <table:table-cell office:value-type="float" office:value="0.340024">
                <text:p>0.340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2.168756">
                <text:p>2.168756</text:p>
              </table:table-cell>
              <table:table-cell office:value-type="float" office:value="0.946195">
                <text:p>0.946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2.138167">
                <text:p>2.138167</text:p>
              </table:table-cell>
              <table:table-cell office:value-type="float" office:value="0.536103">
                <text:p>0.536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016305">
                <text:p>1.016305</text:p>
              </table:table-cell>
              <table:table-cell office:value-type="float" office:value="0.135383">
                <text:p>0.135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step.B1:step.B32 step.G1:step.G32" chart:data-source-has-labels="both" svg:x="0.32cm" svg:y="0.18cm" svg:width="12.726cm" svg:height="8.64cm">
          <chartooo:coordinate-region svg:x="1.184cm" svg:y="0.18cm" svg:width="11.862cm" svg:height="7.038cm"/>
          <chart:axis chart:dimension="x" chart:name="primary-x" chart:style-name="ch4" chartooo:axis-type="auto">
            <chartooo:date-scale/>
            <chart:categories table:cell-range-address="step.B2:step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G2:step.G32" chart:label-cell-address="step.G1:step.G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step.G1:ste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8:48</text:p>
                <draw:g>
                  <svg:desc>step.B2:step.B32</svg:desc>
                </draw:g>
              </table:table-cell>
              <table:table-cell office:value-type="float" office:value="10">
                <text:p>10</text:p>
                <draw:g>
                  <svg:desc>step.G2:step.G32</svg:desc>
                </draw:g>
              </table:table-cell>
            </table:table-row>
            <table:table-row>
              <table:table-cell office:value-type="string">
                <text:p>13:18: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8: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9: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step.B1:step.D32" chart:data-source-has-labels="both" svg:x="0.32cm" svg:y="0.18cm" svg:width="13.361cm" svg:height="8.64cm">
          <chartooo:coordinate-region svg:x="1.174cm" svg:y="0.18cm" svg:width="12.507cm" svg:height="7.038cm"/>
          <chart:axis chart:dimension="x" chart:name="primary-x" chart:style-name="ch4" chartooo:axis-type="auto">
            <chartooo:date-scale/>
            <chart:categories table:cell-range-address="step.B2:step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C2:step.C32" chart:label-cell-address="step.C1:step.C1" chart:class="chart:bar">
            <chart:data-point chart:repeated="31"/>
          </chart:series>
          <chart:series chart:style-name="ch8" chart:values-cell-range-address="step.D2:step.D32" chart:label-cell-address="step.D1:step.D1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8:48</text:p>
                <draw:g>
                  <svg:desc>step.B2:step.B32</svg:desc>
                </draw:g>
              </table:table-cell>
              <table:table-cell office:value-type="float" office:value="1.343327">
                <text:p>1.343327</text:p>
                <draw:g>
                  <svg:desc>step.C2:step.C32</svg:desc>
                </draw:g>
              </table:table-cell>
              <table:table-cell office:value-type="float" office:value="0.418368">
                <text:p>0.418368</text:p>
                <draw:g>
                  <svg:desc>step.D2:step.D32</svg:desc>
                </draw:g>
              </table:table-cell>
            </table:table-row>
            <table:table-row>
              <table:table-cell office:value-type="string">
                <text:p>13:18:49</text:p>
              </table:table-cell>
              <table:table-cell office:value-type="float" office:value="3.009694">
                <text:p>3.009694</text:p>
              </table:table-cell>
              <table:table-cell office:value-type="float" office:value="0.368491">
                <text:p>0.368491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3.590341">
                <text:p>3.590341</text:p>
              </table:table-cell>
              <table:table-cell office:value-type="float" office:value="0.320993">
                <text:p>0.320993</text:p>
              </table:table-cell>
            </table:table-row>
            <table:table-row>
              <table:table-cell office:value-type="string">
                <text:p>13:18:51</text:p>
              </table:table-cell>
              <table:table-cell office:value-type="float" office:value="2.066998">
                <text:p>2.066998</text:p>
              </table:table-cell>
              <table:table-cell office:value-type="float" office:value="0.417267">
                <text:p>0.417267</text:p>
              </table:table-cell>
            </table:table-row>
            <table:table-row>
              <table:table-cell office:value-type="string">
                <text:p>13:18:52</text:p>
              </table:table-cell>
              <table:table-cell office:value-type="float" office:value="3.395304">
                <text:p>3.395304</text:p>
              </table:table-cell>
              <table:table-cell office:value-type="float" office:value="0.773564">
                <text:p>0.773564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3.276549">
                <text:p>3.276549</text:p>
              </table:table-cell>
              <table:table-cell office:value-type="float" office:value="0.738918">
                <text:p>0.738918</text:p>
              </table:table-cell>
            </table:table-row>
            <table:table-row>
              <table:table-cell office:value-type="string">
                <text:p>13:18:54</text:p>
              </table:table-cell>
              <table:table-cell office:value-type="float" office:value="2.005345">
                <text:p>2.005345</text:p>
              </table:table-cell>
              <table:table-cell office:value-type="float" office:value="0.308391">
                <text:p>0.308391</text:p>
              </table:table-cell>
            </table:table-row>
            <table:table-row>
              <table:table-cell office:value-type="string">
                <text:p>13:18:55</text:p>
              </table:table-cell>
              <table:table-cell office:value-type="float" office:value="2.037947">
                <text:p>2.037947</text:p>
              </table:table-cell>
              <table:table-cell office:value-type="float" office:value="0.380724">
                <text:p>0.380724</text:p>
              </table:table-cell>
            </table:table-row>
            <table:table-row>
              <table:table-cell office:value-type="string">
                <text:p>13:18:56</text:p>
              </table:table-cell>
              <table:table-cell office:value-type="float" office:value="2.113454">
                <text:p>2.113454</text:p>
              </table:table-cell>
              <table:table-cell office:value-type="float" office:value="0.254907">
                <text:p>0.254907</text:p>
              </table:table-cell>
            </table:table-row>
            <table:table-row>
              <table:table-cell office:value-type="string">
                <text:p>13:18:57</text:p>
              </table:table-cell>
              <table:table-cell office:value-type="float" office:value="2.111673">
                <text:p>2.111673</text:p>
              </table:table-cell>
              <table:table-cell office:value-type="float" office:value="0.303068">
                <text:p>0.303068</text:p>
              </table:table-cell>
            </table:table-row>
            <table:table-row>
              <table:table-cell office:value-type="string">
                <text:p>13:18:58</text:p>
              </table:table-cell>
              <table:table-cell office:value-type="float" office:value="2.098072">
                <text:p>2.098072</text:p>
              </table:table-cell>
              <table:table-cell office:value-type="float" office:value="0.358149">
                <text:p>0.358149</text:p>
              </table:table-cell>
            </table:table-row>
            <table:table-row>
              <table:table-cell office:value-type="string">
                <text:p>13:18:59</text:p>
              </table:table-cell>
              <table:table-cell office:value-type="float" office:value="2.062221">
                <text:p>2.062221</text:p>
              </table:table-cell>
              <table:table-cell office:value-type="float" office:value="0.266964">
                <text:p>0.266964</text:p>
              </table:table-cell>
            </table:table-row>
            <table:table-row>
              <table:table-cell office:value-type="string">
                <text:p>13:19:00</text:p>
              </table:table-cell>
              <table:table-cell office:value-type="float" office:value="51.941152">
                <text:p>51.941152</text:p>
              </table:table-cell>
              <table:table-cell office:value-type="float" office:value="0.301432">
                <text:p>0.301432</text:p>
              </table:table-cell>
            </table:table-row>
            <table:table-row>
              <table:table-cell office:value-type="string">
                <text:p>13:19:01</text:p>
              </table:table-cell>
              <table:table-cell office:value-type="float" office:value="2.111914">
                <text:p>2.111914</text:p>
              </table:table-cell>
              <table:table-cell office:value-type="float" office:value="0.292237">
                <text:p>0.292237</text:p>
              </table:table-cell>
            </table:table-row>
            <table:table-row>
              <table:table-cell office:value-type="string">
                <text:p>13:19:02</text:p>
              </table:table-cell>
              <table:table-cell office:value-type="float" office:value="1.969079">
                <text:p>1.969079</text:p>
              </table:table-cell>
              <table:table-cell office:value-type="float" office:value="0.176144">
                <text:p>0.176144</text:p>
              </table:table-cell>
            </table:table-row>
            <table:table-row>
              <table:table-cell office:value-type="string">
                <text:p>13:19:03</text:p>
              </table:table-cell>
              <table:table-cell office:value-type="float" office:value="1.994291">
                <text:p>1.994291</text:p>
              </table:table-cell>
              <table:table-cell office:value-type="float" office:value="0.187244">
                <text:p>0.187244</text:p>
              </table:table-cell>
            </table:table-row>
            <table:table-row>
              <table:table-cell office:value-type="string">
                <text:p>13:19:04</text:p>
              </table:table-cell>
              <table:table-cell office:value-type="float" office:value="2.118479">
                <text:p>2.118479</text:p>
              </table:table-cell>
              <table:table-cell office:value-type="float" office:value="0.267774">
                <text:p>0.267774</text:p>
              </table:table-cell>
            </table:table-row>
            <table:table-row>
              <table:table-cell office:value-type="string">
                <text:p>13:19:05</text:p>
              </table:table-cell>
              <table:table-cell office:value-type="float" office:value="1.952925">
                <text:p>1.952925</text:p>
              </table:table-cell>
              <table:table-cell office:value-type="float" office:value="0.294858">
                <text:p>0.294858</text:p>
              </table:table-cell>
            </table:table-row>
            <table:table-row>
              <table:table-cell office:value-type="string">
                <text:p>13:19:06</text:p>
              </table:table-cell>
              <table:table-cell office:value-type="float" office:value="2.00687">
                <text:p>2.00687</text:p>
              </table:table-cell>
              <table:table-cell office:value-type="float" office:value="0.213412">
                <text:p>0.213412</text:p>
              </table:table-cell>
            </table:table-row>
            <table:table-row>
              <table:table-cell office:value-type="string">
                <text:p>13:19:07</text:p>
              </table:table-cell>
              <table:table-cell office:value-type="float" office:value="4.027569">
                <text:p>4.027569</text:p>
              </table:table-cell>
              <table:table-cell office:value-type="float" office:value="0.366933">
                <text:p>0.366933</text:p>
              </table:table-cell>
            </table:table-row>
            <table:table-row>
              <table:table-cell office:value-type="string">
                <text:p>13:19:08</text:p>
              </table:table-cell>
              <table:table-cell office:value-type="float" office:value="2.286937">
                <text:p>2.286937</text:p>
              </table:table-cell>
              <table:table-cell office:value-type="float" office:value="0.211706">
                <text:p>0.211706</text:p>
              </table:table-cell>
            </table:table-row>
            <table:table-row>
              <table:table-cell office:value-type="string">
                <text:p>13:19:09</text:p>
              </table:table-cell>
              <table:table-cell office:value-type="float" office:value="14.155234">
                <text:p>14.155234</text:p>
              </table:table-cell>
              <table:table-cell office:value-type="float" office:value="0.483342">
                <text:p>0.483342</text:p>
              </table:table-cell>
            </table:table-row>
            <table:table-row>
              <table:table-cell office:value-type="string">
                <text:p>13:19:10</text:p>
              </table:table-cell>
              <table:table-cell office:value-type="float" office:value="10.19683">
                <text:p>10.19683</text:p>
              </table:table-cell>
              <table:table-cell office:value-type="float" office:value="0.599619">
                <text:p>0.599619</text:p>
              </table:table-cell>
            </table:table-row>
            <table:table-row>
              <table:table-cell office:value-type="string">
                <text:p>13:19:11</text:p>
              </table:table-cell>
              <table:table-cell office:value-type="float" office:value="2.432237">
                <text:p>2.432237</text:p>
              </table:table-cell>
              <table:table-cell office:value-type="float" office:value="0.340531">
                <text:p>0.340531</text:p>
              </table:table-cell>
            </table:table-row>
            <table:table-row>
              <table:table-cell office:value-type="string">
                <text:p>13:19:12</text:p>
              </table:table-cell>
              <table:table-cell office:value-type="float" office:value="1.967093">
                <text:p>1.967093</text:p>
              </table:table-cell>
              <table:table-cell office:value-type="float" office:value="0.292637">
                <text:p>0.292637</text:p>
              </table:table-cell>
            </table:table-row>
            <table:table-row>
              <table:table-cell office:value-type="string">
                <text:p>13:19:13</text:p>
              </table:table-cell>
              <table:table-cell office:value-type="float" office:value="2.003061">
                <text:p>2.003061</text:p>
              </table:table-cell>
              <table:table-cell office:value-type="float" office:value="0.451895">
                <text:p>0.451895</text:p>
              </table:table-cell>
            </table:table-row>
            <table:table-row>
              <table:table-cell office:value-type="string">
                <text:p>13:19:14</text:p>
              </table:table-cell>
              <table:table-cell office:value-type="float" office:value="2.879941">
                <text:p>2.879941</text:p>
              </table:table-cell>
              <table:table-cell office:value-type="float" office:value="0.847302">
                <text:p>0.847302</text:p>
              </table:table-cell>
            </table:table-row>
            <table:table-row>
              <table:table-cell office:value-type="string">
                <text:p>13:19:15</text:p>
              </table:table-cell>
              <table:table-cell office:value-type="float" office:value="2.193287">
                <text:p>2.193287</text:p>
              </table:table-cell>
              <table:table-cell office:value-type="float" office:value="0.340024">
                <text:p>0.340024</text:p>
              </table:table-cell>
            </table:table-row>
            <table:table-row>
              <table:table-cell office:value-type="string">
                <text:p>13:19:16</text:p>
              </table:table-cell>
              <table:table-cell office:value-type="float" office:value="2.168756">
                <text:p>2.168756</text:p>
              </table:table-cell>
              <table:table-cell office:value-type="float" office:value="0.946195">
                <text:p>0.946195</text:p>
              </table:table-cell>
            </table:table-row>
            <table:table-row>
              <table:table-cell office:value-type="string">
                <text:p>13:19:17</text:p>
              </table:table-cell>
              <table:table-cell office:value-type="float" office:value="2.138167">
                <text:p>2.138167</text:p>
              </table:table-cell>
              <table:table-cell office:value-type="float" office:value="0.536103">
                <text:p>0.536103</text:p>
              </table:table-cell>
            </table:table-row>
            <table:table-row>
              <table:table-cell office:value-type="string">
                <text:p>13:19:18</text:p>
              </table:table-cell>
              <table:table-cell office:value-type="float" office:value="1.016305">
                <text:p>1.016305</text:p>
              </table:table-cell>
              <table:table-cell office:value-type="float" office:value="0.135383">
                <text:p>0.135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step.B2:step.B32 step.F1:step.F32" chart:data-source-has-labels="both" svg:x="0.32cm" svg:y="0.18cm" svg:width="13.758cm" svg:height="8.64cm">
          <chartooo:coordinate-region svg:x="1.867cm" svg:y="0.18cm" svg:width="12.211cm" svg:height="7.038cm"/>
          <chart:axis chart:dimension="x" chart:name="primary-x" chart:style-name="ch4" chartooo:axis-type="auto">
            <chartooo:date-scale/>
            <chart:categories table:cell-range-address="step.B2:step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F2:step.F32" chart:label-cell-address="step.F1:step.F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step.F1:step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8:48</text:p>
                <draw:g>
                  <svg:desc>step.B2:step.B32</svg:desc>
                </draw:g>
              </table:table-cell>
              <table:table-cell office:value-type="float" office:value="336995">
                <text:p>336995</text:p>
                <draw:g>
                  <svg:desc>step.F2:step.F32</svg:desc>
                </draw:g>
              </table:table-cell>
            </table:table-row>
            <table:table-row>
              <table:table-cell office:value-type="string">
                <text:p>13:18:49</text:p>
              </table:table-cell>
              <table:table-cell office:value-type="float" office:value="684091">
                <text:p>684091</text:p>
              </table:table-cell>
            </table:table-row>
            <table:table-row>
              <table:table-cell office:value-type="string">
                <text:p>13:18:50</text:p>
              </table:table-cell>
              <table:table-cell office:value-type="float" office:value="532060">
                <text:p>532060</text:p>
              </table:table-cell>
            </table:table-row>
            <table:table-row>
              <table:table-cell office:value-type="string">
                <text:p>13:18:51</text:p>
              </table:table-cell>
              <table:table-cell office:value-type="float" office:value="576613">
                <text:p>576613</text:p>
              </table:table-cell>
            </table:table-row>
            <table:table-row>
              <table:table-cell office:value-type="string">
                <text:p>13:18:52</text:p>
              </table:table-cell>
              <table:table-cell office:value-type="float" office:value="1304364">
                <text:p>1304364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1019899">
                <text:p>1019899</text:p>
              </table:table-cell>
            </table:table-row>
            <table:table-row>
              <table:table-cell office:value-type="string">
                <text:p>13:18:54</text:p>
              </table:table-cell>
              <table:table-cell office:value-type="float" office:value="699137">
                <text:p>699137</text:p>
              </table:table-cell>
            </table:table-row>
            <table:table-row>
              <table:table-cell office:value-type="string">
                <text:p>13:18:55</text:p>
              </table:table-cell>
              <table:table-cell office:value-type="float" office:value="720445">
                <text:p>720445</text:p>
              </table:table-cell>
            </table:table-row>
            <table:table-row>
              <table:table-cell office:value-type="string">
                <text:p>13:18:56</text:p>
              </table:table-cell>
              <table:table-cell office:value-type="float" office:value="673751">
                <text:p>673751</text:p>
              </table:table-cell>
            </table:table-row>
            <table:table-row>
              <table:table-cell office:value-type="string">
                <text:p>13:18:57</text:p>
              </table:table-cell>
              <table:table-cell office:value-type="float" office:value="769175">
                <text:p>769175</text:p>
              </table:table-cell>
            </table:table-row>
            <table:table-row>
              <table:table-cell office:value-type="string">
                <text:p>13:18:58</text:p>
              </table:table-cell>
              <table:table-cell office:value-type="float" office:value="763922">
                <text:p>763922</text:p>
              </table:table-cell>
            </table:table-row>
            <table:table-row>
              <table:table-cell office:value-type="string">
                <text:p>13:18:59</text:p>
              </table:table-cell>
              <table:table-cell office:value-type="float" office:value="710915">
                <text:p>710915</text:p>
              </table:table-cell>
            </table:table-row>
            <table:table-row>
              <table:table-cell office:value-type="string">
                <text:p>13:19:00</text:p>
              </table:table-cell>
              <table:table-cell office:value-type="float" office:value="544017">
                <text:p>544017</text:p>
              </table:table-cell>
            </table:table-row>
            <table:table-row>
              <table:table-cell office:value-type="string">
                <text:p>13:19:01</text:p>
              </table:table-cell>
              <table:table-cell office:value-type="float" office:value="545625">
                <text:p>545625</text:p>
              </table:table-cell>
            </table:table-row>
            <table:table-row>
              <table:table-cell office:value-type="string">
                <text:p>13:19:02</text:p>
              </table:table-cell>
              <table:table-cell office:value-type="float" office:value="558592">
                <text:p>558592</text:p>
              </table:table-cell>
            </table:table-row>
            <table:table-row>
              <table:table-cell office:value-type="string">
                <text:p>13:19:03</text:p>
              </table:table-cell>
              <table:table-cell office:value-type="float" office:value="527868">
                <text:p>527868</text:p>
              </table:table-cell>
            </table:table-row>
            <table:table-row>
              <table:table-cell office:value-type="string">
                <text:p>13:19:04</text:p>
              </table:table-cell>
              <table:table-cell office:value-type="float" office:value="552741">
                <text:p>552741</text:p>
              </table:table-cell>
            </table:table-row>
            <table:table-row>
              <table:table-cell office:value-type="string">
                <text:p>13:19:05</text:p>
              </table:table-cell>
              <table:table-cell office:value-type="float" office:value="584913">
                <text:p>584913</text:p>
              </table:table-cell>
            </table:table-row>
            <table:table-row>
              <table:table-cell office:value-type="string">
                <text:p>13:19:06</text:p>
              </table:table-cell>
              <table:table-cell office:value-type="float" office:value="612239">
                <text:p>612239</text:p>
              </table:table-cell>
            </table:table-row>
            <table:table-row>
              <table:table-cell office:value-type="string">
                <text:p>13:19:07</text:p>
              </table:table-cell>
              <table:table-cell office:value-type="float" office:value="620865">
                <text:p>620865</text:p>
              </table:table-cell>
            </table:table-row>
            <table:table-row>
              <table:table-cell office:value-type="string">
                <text:p>13:19:08</text:p>
              </table:table-cell>
              <table:table-cell office:value-type="float" office:value="529414">
                <text:p>529414</text:p>
              </table:table-cell>
            </table:table-row>
            <table:table-row>
              <table:table-cell office:value-type="string">
                <text:p>13:19:09</text:p>
              </table:table-cell>
              <table:table-cell office:value-type="float" office:value="616940">
                <text:p>616940</text:p>
              </table:table-cell>
            </table:table-row>
            <table:table-row>
              <table:table-cell office:value-type="string">
                <text:p>13:19:10</text:p>
              </table:table-cell>
              <table:table-cell office:value-type="float" office:value="598188">
                <text:p>598188</text:p>
              </table:table-cell>
            </table:table-row>
            <table:table-row>
              <table:table-cell office:value-type="string">
                <text:p>13:19:11</text:p>
              </table:table-cell>
              <table:table-cell office:value-type="float" office:value="671667">
                <text:p>671667</text:p>
              </table:table-cell>
            </table:table-row>
            <table:table-row>
              <table:table-cell office:value-type="string">
                <text:p>13:19:12</text:p>
              </table:table-cell>
              <table:table-cell office:value-type="float" office:value="532514">
                <text:p>532514</text:p>
              </table:table-cell>
            </table:table-row>
            <table:table-row>
              <table:table-cell office:value-type="string">
                <text:p>13:19:13</text:p>
              </table:table-cell>
              <table:table-cell office:value-type="float" office:value="620868">
                <text:p>620868</text:p>
              </table:table-cell>
            </table:table-row>
            <table:table-row>
              <table:table-cell office:value-type="string">
                <text:p>13:19:14</text:p>
              </table:table-cell>
              <table:table-cell office:value-type="float" office:value="1845626">
                <text:p>1845626</text:p>
              </table:table-cell>
            </table:table-row>
            <table:table-row>
              <table:table-cell office:value-type="string">
                <text:p>13:19:15</text:p>
              </table:table-cell>
              <table:table-cell office:value-type="float" office:value="662587">
                <text:p>662587</text:p>
              </table:table-cell>
            </table:table-row>
            <table:table-row>
              <table:table-cell office:value-type="string">
                <text:p>13:19:16</text:p>
              </table:table-cell>
              <table:table-cell office:value-type="float" office:value="2218360">
                <text:p>2218360</text:p>
              </table:table-cell>
            </table:table-row>
            <table:table-row>
              <table:table-cell office:value-type="string">
                <text:p>13:19:17</text:p>
              </table:table-cell>
              <table:table-cell office:value-type="float" office:value="1873319">
                <text:p>1873319</text:p>
              </table:table-cell>
            </table:table-row>
            <table:table-row>
              <table:table-cell office:value-type="string">
                <text:p>13:19:18</text:p>
              </table:table-cell>
              <table:table-cell office:value-type="float" office:value="395567">
                <text:p>3955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